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a933" loext:opacity="100%" officeooo:rsid="001d45df" officeooo:paragraph-rsid="001d45df"/>
    </style:style>
    <style:style style:name="P2" style:family="paragraph" style:parent-style-name="Standard">
      <style:text-properties fo:color="#00a933" loext:opacity="100%" officeooo:rsid="001d45df" officeooo:paragraph-rsid="001d45df"/>
    </style:style>
    <style:style style:name="P3" style:family="paragraph" style:parent-style-name="Standard">
      <style:text-properties fo:color="#c9211e" loext:opacity="100%"/>
    </style:style>
    <style:style style:name="P4" style:family="paragraph" style:parent-style-name="Standard">
      <style:text-properties officeooo:rsid="001d52fd" officeooo:paragraph-rsid="001d52fd"/>
    </style:style>
    <style:style style:name="T1" style:family="text">
      <style:text-properties fo:color="#00a933" loext:opacity="100%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1d45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olRegistryAddress: <text:s text:c="6"/>0x2D17F60F550953CCD585b34DCeFD9190c82BB065</text:p>
      <text:p text:style-name="P1">InvestmentPoolAddress: <text:s text:c="2"/>0xD88400d4Ac8EA9e2d9d5f03D44EfE0c41fEedEA3</text:p>
      <text:p text:style-name="P1"/>
      <text:p text:style-name="Standard"><text:span text:style-name="T2">Methods samrt contract <text:s/></text:span><text:span text:style-name="T3">PoolRegistry</text:span><text:span text:style-name="T2">:</text:span></text:p>
      <text:p text:style-name="P3"/>
      <text:p text:style-name="Standard"><text:span text:style-name="T1">createPool</text:span> ----- creates a new pool contract</text:p>
      <text:p text:style-name="Standard"><text:span text:style-name="T1">addPool</text:span> -------- adds a pool deployed via truffle or otherwise, only the contract address is required</text:p>
      <text:p text:style-name="Standard"><text:span text:style-name="T1">updatePool</text:span> ---- change an already existing pool</text:p>
      <text:p text:style-name="Standard"><text:span text:style-name="T1">grantRole</text:span> ------ method for adding different roles (only SUPER_ADMIN can add)</text:p>
      <text:p text:style-name="Standard"><text:span text:style-name="T1">renounceRole</text:span> - removes a role from a user (only the user can delete himself) </text:p>
      <text:p text:style-name="Standard"><text:span text:style-name="T1">revokeRole</text:span> ---- removes the role from the user (only the admin who has the right to dispose of these roles)</text:p>
      <text:p text:style-name="Standard"/>
      <text:p text:style-name="P4">GPartner private key <text:span text:style-name="T1">poolRegistry(for call methods)</text:span>: 596cfa3c1e455f967c89d80862cb1f84146c84a556315347ffb08ba35bbf299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2-07T22:01:36.494029947</meta:creation-date>
    <dc:date>2020-12-07T22:07:08.507779664</dc:date>
    <meta:editing-duration>PT5M24S</meta:editing-duration>
    <meta:editing-cycles>2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10" meta:word-count="90" meta:character-count="743" meta:non-whitespace-character-count="653"/>
  </office:meta>
</office:document-meta>
</file>